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3E8000001134914DBC8871D6ED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OpenSymbol" svg:font-family="OpenSymbol"/>
    <style:font-face style:name="Source Code Pro" svg:font-family="'Source Code Pro'"/>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tillium Web" svg:font-family="'Titillium Web'" style:font-adornments="Thi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16.002cm" style:type="right"/>
        </style:tab-stops>
      </style:paragraph-properties>
    </style:style>
    <style:style style:name="P3" style:family="paragraph" style:parent-style-name="Standard">
      <style:paragraph-properties fo:margin-left="-0.97cm" fo:margin-right="-0.504cm" fo:text-indent="0cm" style:auto-text-indent="false" fo:padding-left="0cm" fo:padding-right="0cm" fo:padding-top="0.035cm" fo:padding-bottom="0cm" fo:border-left="none" fo:border-right="none" fo:border-top="0.51pt solid #000000" fo:border-bottom="none">
        <style:tab-stops>
          <style:tab-stop style:position="17.496cm" style:type="right"/>
        </style:tab-stops>
      </style:paragraph-properties>
      <style:text-properties fo:font-size="8pt" style:font-size-asian="8pt" style:font-size-complex="8pt"/>
    </style:style>
    <style:style style:name="P4" style:family="paragraph" style:parent-style-name="Standard">
      <style:paragraph-properties>
        <style:tab-stops>
          <style:tab-stop style:position="5.398cm"/>
        </style:tab-stops>
      </style:paragraph-properties>
      <style:text-properties fo:font-size="8.5pt" style:font-size-asian="8.5pt" style:font-size-complex="8.5pt"/>
    </style:style>
    <style:style style:name="P5" style:family="paragraph" style:parent-style-name="Standard">
      <style:paragraph-properties fo:text-align="end" style:justify-single-word="false"/>
      <style:text-properties fo:language="it" fo:country="IT" fo:font-weight="bold" style:language-asian="zxx" style:country-asian="none" style:font-weight-asian="bold" style:language-complex="ar" style:country-complex="SA" style:font-weight-complex="bold"/>
    </style:style>
    <style:style style:name="P6" style:family="paragraph" style:parent-style-name="Standard">
      <style:paragraph-properties fo:text-align="end" style:justify-single-word="false"/>
      <style:text-properties fo:language="it" fo:country="IT" style:language-asian="zxx" style:country-asian="none" style:language-complex="ar" style:country-complex="SA"/>
    </style:style>
    <style:style style:name="P7" style:family="paragraph" style:parent-style-name="Standard">
      <style:paragraph-properties fo:text-align="end" style:justify-single-word="false"/>
      <style:text-properties fo:language="it" fo:country="IT" officeooo:paragraph-rsid="000c2aca" style:language-asian="zxx" style:country-asian="none" style:language-complex="ar" style:country-complex="SA"/>
    </style:style>
    <style:style style:name="P8" style:family="paragraph" style:parent-style-name="Standard">
      <style:paragraph-properties fo:text-align="end" style:justify-single-word="false"/>
    </style:style>
    <style:style style:name="P9" style:family="paragraph" style:parent-style-name="Einzug_20_1">
      <style:text-properties officeooo:rsid="000d338a" officeooo:paragraph-rsid="000d338a"/>
    </style:style>
    <style:style style:name="P10" style:family="paragraph" style:parent-style-name="Einzug_20_1">
      <style:text-properties officeooo:rsid="000e4a57" officeooo:paragraph-rsid="000e4a57"/>
    </style:style>
    <style:style style:name="P11" style:family="paragraph" style:parent-style-name="Einzug_20_1">
      <style:text-properties officeooo:paragraph-rsid="000e4a57"/>
    </style:style>
    <style:style style:name="P12" style:family="paragraph" style:parent-style-name="Einzug_20_1">
      <style:text-properties officeooo:rsid="000ed4bb" officeooo:paragraph-rsid="000ed4bb"/>
    </style:style>
    <style:style style:name="P13" style:family="paragraph" style:parent-style-name="Einzug_20_1">
      <style:text-properties fo:language="it" fo:country="IT" officeooo:rsid="000d338a" officeooo:paragraph-rsid="000d338a" style:language-complex="ar" style:country-complex="SA"/>
    </style:style>
    <style:style style:name="P14" style:family="paragraph" style:parent-style-name="Einzug_20_1">
      <style:text-properties officeooo:rsid="00118ff4" officeooo:paragraph-rsid="00118ff4"/>
    </style:style>
    <style:style style:name="P15" style:family="paragraph" style:parent-style-name="Einzug_20_1">
      <style:text-properties officeooo:rsid="0013c051" officeooo:paragraph-rsid="0013c051"/>
    </style:style>
    <style:style style:name="P16" style:family="paragraph" style:parent-style-name="Preformatted_20_Text">
      <style:paragraph-properties fo:margin-left="2.501cm" fo:margin-right="0cm" fo:text-indent="0cm" style:auto-text-indent="false"/>
      <style:text-properties fo:color="#629755" style:font-name="Source Code Pro" fo:font-style="italic" officeooo:rsid="000ed4bb" officeooo:paragraph-rsid="000ee7bd" fo:background-color="#232525"/>
    </style:style>
    <style:style style:name="P17" style:family="paragraph" style:parent-style-name="Preformatted_20_Text">
      <style:paragraph-properties fo:margin-left="2.501cm" fo:margin-right="0cm" fo:margin-top="0cm" fo:margin-bottom="0.499cm" loext:contextual-spacing="false" fo:text-indent="0cm" style:auto-text-indent="false"/>
      <style:text-properties fo:color="#629755" style:font-name="Source Code Pro" fo:font-style="italic" officeooo:paragraph-rsid="000ee7bd" fo:background-color="#232525"/>
    </style:style>
    <style:style style:name="P18" style:family="paragraph" style:parent-style-name="Text_20_body">
      <style:text-properties officeooo:rsid="0010cf11" officeooo:paragraph-rsid="0010cf11"/>
    </style:style>
    <style:style style:name="P19" style:family="paragraph" style:parent-style-name="Heading_20_2">
      <style:text-properties officeooo:rsid="000d338a" officeooo:paragraph-rsid="000d338a"/>
    </style:style>
    <style:style style:name="P20" style:family="paragraph" style:parent-style-name="Heading_20_2">
      <style:text-properties officeooo:rsid="000e4a57" officeooo:paragraph-rsid="000e4a57"/>
    </style:style>
    <style:style style:name="P21" style:family="paragraph" style:parent-style-name="Heading_20_3">
      <style:text-properties officeooo:rsid="000d338a" officeooo:paragraph-rsid="000d338a"/>
    </style:style>
    <style:style style:name="P22" style:family="paragraph" style:parent-style-name="Heading_20_3">
      <style:text-properties officeooo:rsid="000ed4bb" officeooo:paragraph-rsid="000ed4bb"/>
    </style:style>
    <style:style style:name="P23" style:family="paragraph" style:parent-style-name="Heading_20_1" style:master-page-name="First_20_Page">
      <style:paragraph-properties style:page-number="auto" fo:break-before="page"/>
      <style:text-properties fo:language="it" fo:country="IT" officeooo:rsid="000d338a" officeooo:paragraph-rsid="000d338a" style:language-complex="ar" style:country-complex="SA"/>
    </style:style>
    <style:style style:name="P24" style:family="paragraph" style:parent-style-name="Einzug_20_1" style:list-style-name="L1">
      <style:text-properties officeooo:rsid="00118ff4" officeooo:paragraph-rsid="00136e71"/>
    </style:style>
    <style:style style:name="P25" style:family="paragraph" style:parent-style-name="Einzug_20_1" style:list-style-name="L1">
      <style:text-properties officeooo:rsid="00118ff4" officeooo:paragraph-rsid="00118ff4"/>
    </style:style>
    <style:style style:name="P26" style:family="paragraph" style:parent-style-name="Einzug_20_1">
      <style:text-properties officeooo:rsid="0013c051" officeooo:paragraph-rsid="0013c051"/>
    </style:style>
    <style:style style:name="P27" style:family="paragraph" style:parent-style-name="Einzug_20_1">
      <style:text-properties officeooo:rsid="0015359f" officeooo:paragraph-rsid="0015359f"/>
    </style:style>
    <style:style style:name="T1" style:family="text">
      <style:text-properties fo:language="it" fo:country="IT" style:language-asian="zxx" style:country-asian="none" style:language-complex="ar" style:country-complex="SA"/>
    </style:style>
    <style:style style:name="T2" style:family="text">
      <style:text-properties officeooo:rsid="000d338a"/>
    </style:style>
    <style:style style:name="T3" style:family="text">
      <style:text-properties officeooo:rsid="000e4a57"/>
    </style:style>
    <style:style style:name="T4" style:family="text">
      <style:text-properties fo:font-weight="bold" style:font-weight-asian="bold" style:font-weight-complex="bold"/>
    </style:style>
    <style:style style:name="T5" style:family="text">
      <style:text-properties officeooo:rsid="00136e71"/>
    </style:style>
    <style:style style:name="fr1"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oo Many Files</text:h>
      <text:p text:style-name="P13">A description of the architecture and data flows.</text:p>
      <text:h text:style-name="Heading_20_2" text:outline-level="2">Main <text:span text:style-name="T2">architectural considerations</text:span></text:h>
      <text:h text:style-name="Heading_20_3" text:outline-level="3">Header structure</text:h>
      <text:p text:style-name="P9">Parsing a Joomla header structure will always be incomplete; many modules and components misbehave, so relying on the afterrender events is prone to incomplete results.</text:p>
      <text:p text:style-name="P9">Since I need a structure to hold the scripts and styles, I will use Joomla's; but I will also parse the HTML to remove any hardcoded links.</text:p>
      <text:h text:style-name="P21" text:outline-level="3">Portability</text:h>
      <text:p text:style-name="P9">The library includes functions to preparse an external html file. These do not rely on Joomla framework and can be easily ported to others. Internally, they will recreate a Joomla-like header structure for the sake of processing.</text:p>
      <text:h text:style-name="Heading_20_3" text:outline-level="3">Speed <text:span text:style-name="T2">and configuration</text:span></text:h>
      <text:p text:style-name="P9">Both in the free and in the pro version, which relies heavily on database access to build its configuration, the part of the configuration needed by the frontend plugin is stored in the plugin's configuration itself to save database queries.</text:p>
      <text:h text:style-name="Heading_20_2" text:outline-level="2">Tests</text:h>
      <text:p text:style-name="P9">Only system tests <text:span text:style-name="T3">on the packing library </text:span>are implemented at the time of writing.</text:p>
      <text:p text:style-name="P10">plugins/system/toomanyfiles/lib/css4min/test/</text:p>
      <text:p text:style-name="P10"/>
      <text:h text:style-name="P19" text:outline-level="2"><text:soft-page-break/>Docs</text:h>
      <text:p text:style-name="P9">The main feature docs are the README.php files in /administrator/components/com_toomanyfiles (pro version) and /plugins/system/toomanyfiles/README.php (free version).</text:p>
      <text:p text:style-name="P9">All php files are heavily commented with meaningful insights.</text:p>
      <text:h text:style-name="P20" text:outline-level="2">File structure and responsibilities</text:h>
      <text:p text:style-name="P12">The plugin files structure; read below for a description of the flow.</text:p>
      <text:p text:style-name="P11"><draw:frame draw:style-name="fr2" draw:name="Oggetto1" text:anchor-type="paragraph" svg:width="14.566cm" svg:height="4.969cm" draw:z-index="0"><draw:object xlink:href="./Object 1" xlink:type="simple" xlink:show="embed" xlink:actuate="onLoad"/><draw:image xlink:href="./ObjectReplacements/Object 1" xlink:type="simple" xlink:show="embed" xlink:actuate="onLoad"/></draw:frame></text:p>
      <text:h text:style-name="P22" text:outline-level="3">Flow</text:h>
      <text:p text:style-name="P12">1. <text:span text:style-name="T4">toomanyfiles.php</text:span> responds to two events:</text:p>
      <text:p text:style-name="P16">* onBeforeCompileHead, </text:p>
      <text:p text:style-name="P16"/>
      <text:p text:style-name="Text_20_body">which is used for copying Joomla Head and emptying it (so nothing will be output)</text:p>
      <text:p text:style-name="P17">* onAfterRender, </text:p>
      <text:p text:style-name="Text_20_body">which finds extra scripts, does all the magic, and updates the body.</text:p>
      <text:p text:style-name="P18">OnAfterRender is the main event. By sorting the plugins it is possible to (almost) ensure this runs last. Almost. Meaning if another component registers for a custom onAfterRender event, that will happen last, regardless of the plugins ordering.</text:p>
      <text:p text:style-name="P18">Thus, a configuration option allows to register the extra event for the “magic” to happen last. Always.</text:p>
      <text:p text:style-name="P12">It uses the function isAllowed() to determine if it should run, based on configuration and debug parameters.</text:p>
      <text:h text:style-name="Heading_20_2" text:outline-level="2"><text:soft-page-break/>Ideal configuration (semi-automatic?)</text:h>
      <text:p text:style-name="P14">- all js declarations should stay at the top: i.e. var gdprConfigurationOptions = { but also all facebook crap;</text:p>
      <text:p text:style-name="P14">- then all script src=""</text:p>
      <text:p text:style-name="P14">- then all inline scripts</text:p>
      <text:p text:style-name="P14"/>
      <text:p text:style-name="P14"/>
      <text:p text:style-name="P14"><text:a xlink:type="simple" xlink:href="https://www.devsaran.com/blog/10-best-javascript-minifying-tools" text:style-name="Internet_20_link" text:visited-style-name="Visited_20_Internet_20_Link">https://www.devsaran.com/blog/10-best-javascript-minifying-tools</text:a> </text:p>
      <text:p text:style-name="P14"/>
      <text:p text:style-name="P14"><text:tab/>warning </text:p>
      <text:p text:style-name="P14"><text:tab/>//@TODO REMOVE COMMENT2018 </text:p>
      <text:p text:style-name="P14"><text:tab/>in toomanyfiles, </text:p>
      <text:p text:style-name="P14"><text:tab/><text:tab/>rimuovendo esplicitamente _tutti_ i defer e async, il sistema riprende a funzionare.</text:p>
      <text:p text:style-name="P14"><text:tab/><text:tab/>Joomla semplicemente prevede che mootools almeno e core.js siano caricati senza.</text:p>
      <text:p text:style-name="P14"/>
      <text:p text:style-name="P14"/>
      <text:p text:style-name="P14"/>
      <text:p text:style-name="P14">Test toomanyfiles:</text:p>
      <text:p text:style-name="P14"><text:tab/>/mnt/data/Toxic/Servers/Joomla/SEF + 404/pkg_simplecustomrouter-0.1.3/system-tests/</text:p>
      <text:p text:style-name="P14"><text:tab/>https://cucumber.io/#why</text:p>
      <text:p text:style-name="P14"><text:tab/>http://www.fitnesse.org/</text:p>
      <text:p text:style-name="P14"><text:tab/>https://docs.joomla.org/Unit_Test_Tutorial_1</text:p>
      <text:p text:style-name="P14"><text:tab/>!!! http://stackoverflow.com/questions/25967640/how-to-unit-test-a-joomla-2-5-component</text:p>
      <text:p text:style-name="P14"><text:tab/>!!! http://www.aldoapp.com/tutorials/10-how-to-do-test-driven-develoment-for-joomla-components.html</text:p>
      <text:p text:style-name="P14"/>
      <text:p text:style-name="P14"><text:soft-page-break/>toomanyfiles:</text:p>
      <text:list xml:id="list2551535275314585133" text:style-name="L1">
        <text:list-item>
          <text:p text:style-name="P24"><text:span text:style-name="T5">FAILSAFE</text:span> aggiungi modalità "safe" che ritiene i blocchi "&lt;script&gt;" a separare i blocchi di script all'interno della pagina. BEL CASI NO, Joomla usa un unico array!!! sarebbe necessario un override di JDocument.</text:p>
        </text:list-item>
        <text:list-item>
          <text:p text:style-name="P25"><text:span text:style-name="T5">FAILSAFE</text:span> aggiungi un ";" tra i vari blocchi di script quando vengono uniti da toomanyfiles. o almeno prima e dopo gli snippet che aggiungi quando li trovi nella pagina</text:p>
        </text:list-item>
        <text:list-item>
          <text:p text:style-name="P25"><text:span text:style-name="T5">OTTIMIZZA JPG</text:span>: farsi un giro delle immagini e vedere se si possono comprimere meglio.</text:p>
        </text:list-item>
        <text:list-item>
          <text:p text:style-name="P25"><text:span text:style-name="T5">FIX </text:span>- css4min.php line 537 see comment (incompatibilità con adminTools), esempio su camcode.com</text:p>
        </text:list-item>
      </text:list>
      <text:p text:style-name="P15"><text:a xlink:type="simple" xlink:href="https://github.com/joomla/test-unit" text:style-name="Internet_20_link" text:visited-style-name="Visited_20_Internet_20_Link"/></text:p>
      <text:p text:style-name="P15"><text:a xlink:type="simple" xlink:href="https://github.com/joomla/test-unit" text:style-name="Internet_20_link" text:visited-style-name="Visited_20_Internet_20_Link">https://github.com/joomla/test-unit</text:a></text:p>
      <text:p text:style-name="P15"/>
      <text:p text:style-name="P27">Cerca async-defer : per ripristino.</text:p>
      <text:p text:style-name="P27">//COMMENT2018</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OpenSymbol" svg:font-family="OpenSymbol"/>
    <style:font-face style:name="Source Code Pro" svg:font-family="'Source Code Pro'"/>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tillium Web" svg:font-family="'Titillium Web'" style:font-adornments="Thi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tillium Web" fo:font-family="'Titillium Web'" style:font-style-name="Thin" style:font-pitch="variable" fo:font-size="12pt" fo:language="it" fo:country="IT" fo:font-weight="15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501cm" fo:margin-right="0cm" fo:margin-top="0.106cm" fo:margin-bottom="0.106cm" loext:contextual-spacing="false" fo:text-indent="0cm" style:auto-text-indent="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Einzug_20_1" style:default-outline-level="1" style:class="text">
      <style:paragraph-properties fo:margin-left="0.76cm" fo:margin-right="0cm" fo:margin-top="0.423cm" fo:margin-bottom="0.212cm" loext:contextual-spacing="false" fo:text-indent="-0.76cm" style:auto-text-indent="false" fo:keep-with-next="always">
        <style:tab-stops/>
      </style:paragraph-properties>
      <style:text-properties fo:font-size="14pt" fo:font-weight="normal"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Einzug_20_1" style:default-outline-level="2" style:class="text">
      <style:paragraph-properties fo:margin-left="1.27cm" fo:margin-right="0cm" fo:margin-top="0.423cm" fo:margin-bottom="0.212cm" loext:contextual-spacing="false" fo:text-indent="-1.27cm" style:auto-text-indent="false" fo:keep-with-next="always"/>
      <style:text-properties fo:font-size="12pt" fo:font-weight="normal" style:font-size-asian="12pt"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Einzug_20_1" style:default-outline-level="3" style:class="text">
      <style:paragraph-properties fo:margin-left="0.76cm" fo:margin-right="0cm" fo:margin-top="0.423cm" fo:margin-bottom="0.212cm" loext:contextual-spacing="false" fo:text-indent="-0.76cm" style:auto-text-indent="false" fo:keep-with-next="always"/>
      <style:text-properties fo:font-size="12pt" fo:font-weight="normal" style:font-size-asian="12pt"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Einzug_20_1" style:default-outline-level="4" style:class="text">
      <style:paragraph-properties fo:margin-top="0.423cm" fo:margin-bottom="0.106cm" loext:contextual-spacing="false" fo:keep-with-next="always"/>
      <style:text-properties fo:font-size="12pt" fo:font-weight="normal" style:font-size-asian="12pt"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text-properties fo:font-size="9pt" style:font-size-asian="9pt"/>
    </style:style>
    <style:style style:name="Einzug_20_1" style:display-name="Einzug 1" style:family="paragraph" style:parent-style-name="Standard">
      <style:paragraph-properties fo:margin-left="1.501cm" fo:margin-right="0cm" fo:margin-top="0cm" fo:margin-bottom="0.106cm" loext:contextual-spacing="false" fo:text-indent="0cm" style:auto-text-indent="false"/>
    </style:style>
    <style:style style:name="Beschriftung" style:family="paragraph" style:parent-style-name="Einzug_20_1" style:next-style-name="Einzug_20_1">
      <style:paragraph-properties fo:margin-top="0.106cm" fo:margin-bottom="0.282cm" loext:contextual-spacing="false"/>
      <style:text-properties style:font-size-complex="10pt" style:font-weight-complex="bold"/>
    </style:style>
    <style:style style:name="Contents_20_1" style:display-name="Contents 1" style:family="paragraph" style:parent-style-name="Standard" style:next-style-name="Standard" style:class="index">
      <style:paragraph-properties fo:margin-top="0.423cm" fo:margin-bottom="0cm" loext:contextual-spacing="false">
        <style:tab-stops>
          <style:tab-stop style:position="1.492cm"/>
          <style:tab-stop style:position="16.988cm" style:type="right"/>
        </style:tab-stops>
      </style:paragraph-properties>
      <style:text-properties fo:text-transform="uppercase" fo:font-weight="normal" style:font-weight-asian="bold" style:font-size-complex="10pt"/>
    </style:style>
    <style:style style:name="Contents_20_2" style:display-name="Contents 2" style:family="paragraph" style:parent-style-name="Standard" style:next-style-name="Standard" style:class="index">
      <style:paragraph-properties>
        <style:tab-stops>
          <style:tab-stop style:position="1.492cm"/>
          <style:tab-stop style:position="16.988cm" style:type="right"/>
        </style:tab-stops>
      </style:paragraph-properties>
    </style:style>
    <style:style style:name="Contents_20_3" style:display-name="Contents 3" style:family="paragraph" style:parent-style-name="Standard" style:next-style-name="Standard" style:class="index"/>
    <style:style style:name="Verzeichnistitel" style:family="paragraph" style:parent-style-name="Standard" style:next-style-name="Standard">
      <style:text-properties fo:font-size="14pt" fo:font-weight="bold" style:font-size-asian="14pt" style:font-weight-asian="bold" style:font-size-complex="14pt"/>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Index_20_1" style:display-name="Index 1" style:family="paragraph" style:parent-style-name="Standard" style:next-style-name="Standard" style:class="index">
      <style:paragraph-properties fo:margin-left="0.353cm" fo:margin-right="0cm" fo:margin-top="0cm" fo:margin-bottom="0cm" loext:contextual-spacing="false" fo:text-indent="-0.353cm" style:auto-text-indent="false"/>
    </style:style>
    <style:style style:name="Abbildungsverzeichnis" style:family="paragraph" style:parent-style-name="Standard" style:next-style-name="Standard">
      <style:paragraph-properties fo:margin-left="0.711cm" fo:margin-right="0cm" fo:margin-top="0cm" fo:margin-bottom="0cm" loext:contextual-spacing="false" fo:text-indent="-0.711cm" style:auto-text-indent="false"/>
    </style:style>
    <style:style style:name="Kommentartext" style:family="paragraph" style:parent-style-name="Standard">
      <style:text-properties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Überschrift_20_ohne_20_Gliederung" style:display-name="Überschrift ohne Gliederung" style:family="paragraph" style:parent-style-name="Standard" style:next-style-name="Standard">
      <style:paragraph-properties fo:margin-top="0.423cm" fo:margin-bottom="0.212cm" loext:contextual-spacing="false"/>
      <style:text-properties fo:font-size="14pt" fo:font-weight="bold" style:font-size-asian="14pt" style:font-weight-asian="bold"/>
    </style:style>
    <style:style style:name="Footnote" style:family="paragraph" style:parent-style-name="Standard" style:class="extra">
      <style:text-properties fo:font-size="9pt" style:font-size-asian="9pt" style:font-size-complex="10pt"/>
    </style:style>
    <style:style style:name="Ausgeblendet" style:family="paragraph" style:parent-style-name="Einzug_20_1" style:next-style-name="Einzug_20_1">
      <style:text-properties fo:color="#0000ff" style:font-size-complex="10pt" text:display="none"/>
    </style:style>
    <style:style style:name="Einzug_20_1_20__2b__20_Fett" style:display-name="Einzug 1 + Fett" style:family="paragraph" style:parent-style-name="Einzug_20_1">
      <style:paragraph-properties fo:margin-left="0cm" fo:margin-right="0cm" fo:margin-top="0.106cm" fo:margin-bottom="0.106cm" loext:contextual-spacing="false" fo:keep-together="always" fo:text-indent="0cm" style:auto-text-indent="false"/>
      <style:text-properties fo:font-weight="bold" style:font-weight-asian="bold"/>
    </style:style>
    <style:style style:name="Tabelle_20_Std" style:display-name="Tabelle Std" style:family="paragraph" style:parent-style-name="Standard">
      <style:paragraph-properties fo:margin-top="0.071cm" fo:margin-bottom="0.071cm" loext:contextual-spacing="false"/>
      <style:text-properties fo:font-size="8pt" style:font-size-asian="8pt"/>
    </style:style>
    <style:style style:name="Tabelle_20_Header" style:display-name="Tabelle Header" style:family="paragraph" style:parent-style-name="Tabelle_20_Std">
      <style:paragraph-properties fo:margin-top="0.106cm" fo:margin-bottom="0.106cm" loext:contextual-spacing="false"/>
      <style:text-properties fo:font-weight="bold" style:font-weight-asian="bold"/>
    </style:style>
    <style:style style:name="Index_20_Heading" style:display-name="Index Heading" style:family="paragraph" style:parent-style-name="Standard" style:next-style-name="Index_20_1" style:class="index">
      <style:text-properties style:font-name="Arial Narrow" fo:font-family="'Arial Narrow'" style:font-family-generic="swiss" style:font-pitch="variable" fo:font-size="12pt" style:font-size-asian="12pt" style:font-size-complex="10pt"/>
    </style:style>
    <style:style style:name="Kleine_20_Überschrift_20_ohne_20_Kaiptel" style:display-name="Kleine Überschrift ohne Kaiptel" style:family="paragraph" style:parent-style-name="Einzug_20_1">
      <style:paragraph-properties fo:margin-top="0.212cm" fo:margin-bottom="0.106cm" loext:contextual-spacing="false"/>
      <style:text-properties fo:color="#b30037" fo:language="de" fo:country="DE" fo:font-weight="bold" style:font-weight-asian="bold" style:font-name-complex="Arial" style:font-family-complex="Arial" style:font-family-generic-complex="swiss" style:font-pitch-complex="variable"/>
    </style:style>
    <style:style style:name="Tabellentitel" style:family="paragraph" style:parent-style-name="Standard">
      <style:paragraph-properties fo:margin-top="0.106cm" fo:margin-bottom="0.106cm" loext:contextual-spacing="false"/>
      <style:text-properties fo:color="#b10034" fo:font-size="8pt" fo:language="en" fo:country="GB" fo:font-weight="bold" style:font-size-asian="8pt" style:font-weight-asian="bold" style:font-name-complex="Arial" style:font-family-complex="Arial" style:font-family-generic-complex="swiss" style:font-pitch-complex="variable"/>
    </style:style>
    <style:style style:name="Tabellenbeschreibung" style:family="paragraph">
      <style:paragraph-properties fo:margin-left="1.6cm" fo:margin-right="0cm" fo:margin-top="0.106cm" fo:margin-bottom="0.106cm" loext:contextual-spacing="false" fo:orphans="2" fo:widows="2" fo:text-indent="0cm" style:auto-text-indent="false"/>
      <style:text-properties style:use-window-font-color="true" style:font-name="Verdana" fo:font-family="Verdana" style:font-family-generic="swiss" style:font-pitch="variable" fo:font-size="9pt" fo:language="de" fo:country="CH" style:font-name-asian="Arial" style:font-family-asian="Arial" style:font-family-generic-asian="swiss"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Arial" style:font-family-complex="Arial" style:font-family-generic-complex="swiss" style:font-pitch-complex="variable"/>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Arial" style:font-family-complex="Arial" style:font-family-generic-complex="swiss" style:font-pitch-complex="variable"/>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Arial" style:font-family-complex="Arial" style:font-family-generic-complex="swiss" style:font-pitch-complex="variable"/>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9z2" style:family="text">
      <style:text-properties style:font-name="Wingdings" fo:font-family="Wingdings" style:font-pitch="variable" style:font-charset="x-symbol"/>
    </style:style>
    <style:style style:name="WW8Num9z4" style:family="text">
      <style:text-properties style:font-name="Courier New" fo:font-family="'Courier New'" style:font-family-generic="modern"/>
    </style:style>
    <style:style style:name="WW8Num9z7"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58%"/>
    </style:style>
    <style:style style:name="Tabellentitel_20_Zchn" style:display-name="Tabellentitel Zchn" style:family="text" style:parent-style-name="Absatz-Standardschriftart">
      <style:text-properties fo:color="#b10034" style:font-name="Verdana" fo:font-family="Verdana" style:font-family-generic="swiss" style:font-pitch="variable" fo:font-size="8pt" fo:language="en" fo:country="GB" fo:font-weight="bold" style:font-size-asian="8pt" style:font-weight-asian="bold" style:font-name-complex="Arial" style:font-family-complex="Arial" style:font-family-generic-complex="swiss" style:font-pitch-complex="variable" style:font-size-complex="12pt" style:language-complex="ar" style:country-complex="SA"/>
    </style:style>
    <style:style style:name="Tabelle_20_Std_20_Zchn" style:display-name="Tabelle Std Zchn" style:family="text" style:parent-style-name="Absatz-Standardschriftart">
      <style:text-properties style:font-name="Verdana" fo:font-family="Verdana" style:font-family-generic="swiss" style:font-pitch="variable" fo:font-size="8pt" style:font-size-asian="8pt" style:font-size-complex="12pt"/>
    </style:style>
    <style:style style:name="Überschrift_20_2_20_Zchn" style:display-name="Überschrift 2 Zchn" style:family="text" style:parent-style-name="Absatz-Standardschriftart">
      <style:text-properties style:font-name="Verdana" fo:font-family="Verdana"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style-complex="italic" style:font-weight-complex="bold"/>
    </style:style>
    <style:style style:name="Einzug_20_1_20_Zchn" style:display-name="Einzug 1 Zchn" style:family="text" style:parent-style-name="Absatz-Standardschriftart">
      <style:text-properties style:font-name="Verdana" fo:font-family="Verdana" style:font-family-generic="swiss" style:font-pitch="variable" fo:language="de" fo:country="CH" style:font-size-complex="12pt" style:language-complex="ar" style:country-complex="SA"/>
    </style:style>
    <style:style style:name="Textkörper_20_Zchn" style:display-name="Textkörper Zchn" style:family="text" style:parent-style-name="Absatz-Standardschriftart">
      <style:text-properties style:font-name="Verdana" fo:font-family="Verdana" style:font-family-generic="swiss" style:font-pitch="variable" fo:language="de" fo:country="CH" style:font-size-complex="12pt" style:language-complex="ar" style:country-complex="SA"/>
    </style:style>
    <style:style style:name="Kleine_20_Überschrift_20_ohne_20_Kaiptel_20_Zchn" style:display-name="Kleine Überschrift ohne Kaiptel Zchn" style:family="text" style:parent-style-name="Einzug_20_1_20_Zchn">
      <style:text-properties fo:color="#b30037" fo:language="de" fo:country="DE" fo:font-weight="bold" style:font-weight-asian="bold" style:font-name-complex="Arial" style:font-family-complex="Arial" style:font-family-generic-complex="swiss"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1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2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2.136cm"/>
        </style:list-level-properties>
        <style:text-properties style:font-name="Verdana"/>
      </text:list-level-style-bullet>
      <text:list-level-style-bullet text:level="2" text:style-name="WW8Num3z1" text:bullet-char="o">
        <style:list-level-properties text:list-level-position-and-space-mode="label-alignment">
          <style:list-level-label-alignment text:label-followed-by="listtab" fo:text-indent="-0.635cm" fo:margin-left="3.406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7.216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1.02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2.101cm" fo:text-indent="-0.6cm" fo:margin-left="2.1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01cm" fo:text-indent="-0.6cm" fo:margin-left="2.701cm"/>
        </style:list-level-properties>
      </text:list-level-style-number>
      <text:list-level-style-number text:level="3" style:num-suffix=".)" style:num-format="I">
        <style:list-level-properties text:list-level-position-and-space-mode="label-alignment">
          <style:list-level-label-alignment text:label-followed-by="listtab" text:list-tab-stop-position="3.3cm" fo:text-indent="-0.6cm" fo:margin-left="3.3cm"/>
        </style:list-level-properties>
      </text:list-level-style-number>
      <text:list-level-style-number text:level="4" style:num-suffix=")" style:num-format="1">
        <style:list-level-properties text:list-level-position-and-space-mode="label-alignment">
          <style:list-level-label-alignment text:label-followed-by="listtab" text:list-tab-stop-position="3.9cm" fo:text-indent="-0.6cm" fo:margin-left="3.9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7.216cm" fo:margin-left="6.5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8.486cm" fo:margin-left="7.851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9.756cm" fo:margin-left="9.121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026cm" fo:margin-left="10.391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2.296cm" fo:margin-left="11.6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7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771cm" fo:text-indent="-0.635cm" fo:margin-left="2.771cm"/>
        </style:list-level-properties>
        <style:text-properties style:font-name="Verdana"/>
      </text:list-level-style-bullet>
      <text:list-level-style-bullet text:level="2" text:style-name="WW8Num8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2.101cm" fo:text-indent="-0.6cm" fo:margin-left="2.101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2.701cm" fo:text-indent="-0.6cm" fo:margin-left="2.701cm"/>
        </style:list-level-properties>
        <style:text-properties style:font-name="Symbol"/>
      </text:list-level-style-bullet>
      <text:list-level-style-bullet text:level="3" text:style-name="WW8Num9z2" text:bullet-char="">
        <style:list-level-properties text:list-level-position-and-space-mode="label-alignment">
          <style:list-level-label-alignment text:label-followed-by="listtab" text:list-tab-stop-position="3.3cm" fo:text-indent="-0.6cm" fo:margin-left="3.3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3.9cm" fo:text-indent="-0.6cm" fo:margin-left="3.9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4.501cm" fo:text-indent="-0.601cm" fo:margin-left="4.501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8.024cm" fo:text-indent="-0.635cm" fo:margin-left="8.024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9.294cm" fo:text-indent="-0.635cm" fo:margin-left="9.294cm"/>
        </style:list-level-properties>
        <style:text-properties style:font-name="Symbol"/>
      </text:list-level-style-bullet>
      <text:list-level-style-bullet text:level="8" text:style-name="WW8Num9z7" text:bullet-char="o">
        <style:list-level-properties text:list-level-position-and-space-mode="label-alignment">
          <style:list-level-label-alignment text:label-followed-by="listtab" text:list-tab-stop-position="10.564cm" fo:text-indent="-0.635cm" fo:margin-left="10.564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834cm" fo:text-indent="-0.635cm" fo:margin-left="11.83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67cm" fo:margin-left="0.039cm" fo:margin-right="-0.009cm" table:align="margins" style:writing-mode="lr-tb"/>
    </style:style>
    <style:style style:name="Table1.A" style:family="table-column">
      <style:table-column-properties style:column-width="5.219cm" style:rel-column-width="20159*"/>
    </style:style>
    <style:style style:name="Table1.B" style:family="table-column">
      <style:table-column-properties style:column-width="4.987cm" style:rel-column-width="19260*"/>
    </style:style>
    <style:style style:name="Table1.C" style:family="table-column">
      <style:table-column-properties style:column-width="6.761cm" style:rel-column-width="26116*"/>
    </style:style>
    <style:style style:name="Table1.1" style:family="table-row">
      <style:table-row-properties fo:keep-together="always"/>
    </style:style>
    <style:style style:name="Table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123cm" fo:padding-right="0.123cm" fo:padding-top="0cm" fo:padding-bottom="0cm" fo:border="none" style:writing-mode="lr-tb"/>
    </style:style>
    <style:style style:name="Table1.3" style:family="table-row">
      <style:table-row-properties style:min-row-height="2.187cm" fo:keep-together="auto"/>
    </style:style>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style>
    <style:style style:name="MP2"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ab-stops>
          <style:tab-stop style:position="16.002cm" style:type="right"/>
        </style:tab-stops>
      </style:paragraph-properties>
    </style:style>
    <style:style style:name="MP3" style:family="paragraph" style:parent-style-name="Standard">
      <style:paragraph-properties fo:margin-left="-0.97cm" fo:margin-right="-0.504cm" fo:text-indent="0cm" style:auto-text-indent="false" fo:padding-left="0cm" fo:padding-right="0cm" fo:padding-top="0.035cm" fo:padding-bottom="0cm" fo:border-left="none" fo:border-right="none" fo:border-top="0.51pt solid #000000" fo:border-bottom="none">
        <style:tab-stops>
          <style:tab-stop style:position="17.496cm" style:type="right"/>
        </style:tab-stops>
      </style:paragraph-properties>
      <style:text-properties fo:font-size="8pt" style:font-size-asian="8pt" style:font-size-complex="8pt"/>
    </style:style>
    <style:style style:name="MP4" style:family="paragraph" style:parent-style-name="Standard">
      <style:paragraph-properties>
        <style:tab-stops>
          <style:tab-stop style:position="5.398cm"/>
        </style:tab-stops>
      </style:paragraph-properties>
      <style:text-properties fo:font-size="8.5pt" style:font-size-asian="8.5pt" style:font-size-complex="8.5pt"/>
    </style:style>
    <style:style style:name="MP5" style:family="paragraph" style:parent-style-name="Standard">
      <style:paragraph-properties fo:text-align="end" style:justify-single-word="false"/>
      <style:text-properties fo:language="it" fo:country="IT" fo:font-weight="bold" style:language-asian="zxx" style:country-asian="none" style:font-weight-asian="bold" style:language-complex="ar" style:country-complex="SA" style:font-weight-complex="bold"/>
    </style:style>
    <style:style style:name="MP6" style:family="paragraph" style:parent-style-name="Standard">
      <style:paragraph-properties fo:text-align="end" style:justify-single-word="false"/>
      <style:text-properties fo:language="it" fo:country="IT" style:language-asian="zxx" style:country-asian="none" style:language-complex="ar" style:country-complex="SA"/>
    </style:style>
    <style:style style:name="MP7" style:family="paragraph" style:parent-style-name="Standard">
      <style:paragraph-properties fo:text-align="end" style:justify-single-word="false"/>
      <style:text-properties fo:language="it" fo:country="IT" officeooo:paragraph-rsid="000c2aca" style:language-asian="zxx" style:country-asian="none" style:language-complex="ar" style:country-complex="SA"/>
    </style:style>
    <style:style style:name="MP8" style:family="paragraph" style:parent-style-name="Standard">
      <style:paragraph-properties fo:text-align="end" style:justify-single-word="false"/>
    </style:style>
    <style:style style:name="MT1" style:family="text">
      <style:text-properties fo:language="it" fo:country="IT" style:language-asian="zxx" style:country-asian="none" style:language-complex="ar" style:country-complex="SA"/>
    </style:style>
    <style:style style:name="Mfr1"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3cm" fo:margin-left="2.501cm" fo:margin-right="1.501cm" style:writing-mode="lr-tb" style:layout-grid-color="#c0c0c0" style:layout-grid-lines="4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5.5cm" fo:margin-left="0cm" fo:margin-right="0cm" fo:margin-bottom="5.401cm" style:dynamic-spacing="true"/>
      </style:header-style>
      <style:footer-style>
        <style:header-footer-properties svg:height="1.189cm" fo:margin-left="0cm" fo:margin-right="0cm" fo:margin-top="1.901cm" style:dynamic-spacing="true"/>
      </style:footer-style>
    </style:page-layout>
    <style:page-layout style:name="Mpm2">
      <style:page-layout-properties fo:page-width="20.999cm" fo:page-height="29.699cm" style:num-format="1" style:print-orientation="portrait" fo:margin-top="0.501cm" fo:margin-bottom="2.50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2.201cm" fo:margin-left="0cm" fo:margin-right="0cm" fo:margin-bottom="5.401cm" style:dynamic-spacing="true"/>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01cm" fo:margin-bottom="2.501cm" fo:margin-left="2.54cm" fo:margin-right="2.586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MP1"><text:title>Offerta</text:title></text:p>
        <text:p text:style-name="MP2"/>
      </style:header>
      <style:footer>
        <text:p text:style-name="MP3"><text:file-name text:display="name-and-extension">Too Many Files - architecture.odt</text:file-name> / rev <text:user-defined style:data-style-name="N0" text:name="_Version_Nr"/> - <text:user-defined style:data-style-name="N0" text:name="_Version_Datum"/><text:tab/> <text:page-number text:select-page="current">4</text:page-number>/<text:page-count style:num-format="1">4</text:page-count></text:p>
      </style:footer>
    </style:master-page>
    <style:master-page style:name="First_20_Page" style:display-name="First Page" style:page-layout-name="Mpm2" style:next-style-name="Standard">
      <style:header>
        <text:p text:style-name="MP4"><draw:frame draw:style-name="Mfr1" draw:name="Immagine1" text:anchor-type="paragraph" svg:x="-0.303cm" svg:y="-0.032cm" svg:width="7.377cm" svg:height="2.028cm" draw:z-index="1"><draw:image xlink:href="Pictures/10000201000003E8000001134914DBC8871D6ED9.png" xlink:type="simple" xlink:show="embed" xlink:actuate="onLoad"/></draw:frame></text:p>
        <text:p text:style-name="MP4"/>
        <text:p text:style-name="MP4"/>
        <text:p text:style-name="MP4"/>
        <text:p text:style-name="MP4"><text:tab/></text:p>
      </style:header>
      <style:footer>
        <text:p text:style-name="Footer"/>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MP5">FasterJoomla</text:p>
            </table:table-cell>
            <table:covered-table-cell/>
            <table:covered-table-cell/>
          </table:table-row>
          <table:table-row table:style-name="Table1.2">
            <table:table-cell table:style-name="Table1.A2" office:value-type="string">
              <text:p text:style-name="MP6">support@fasterjoomla.com</text:p>
            </table:table-cell>
            <table:table-cell table:style-name="Table1.A2" office:value-type="string">
              <text:p text:style-name="MP7">Tel. +39 (06) 62280475</text:p>
            </table:table-cell>
            <table:table-cell table:style-name="Table1.A2" office:value-type="string">
              <text:p text:style-name="MP6">Via Courmayeur, 74</text:p>
            </table:table-cell>
          </table:table-row>
          <table:table-row table:style-name="Table1.3">
            <table:table-cell table:style-name="Table1.A2" office:value-type="string">
              <text:p text:style-name="MP8"><text:a xlink:type="simple" xlink:href="http://www.tmg.it/" text:style-name="Internet_20_link" text:visited-style-name="Visited_20_Internet_20_Link"><text:span text:style-name="Internet_20_link"><text:span text:style-name="MT1">w</text:span></text:span></text:a><text:span text:style-name="Internet_20_link"><text:span text:style-name="MT1">ww.fasterjoomla.com</text:span></text:span></text:p>
            </table:table-cell>
            <table:table-cell table:style-name="Table1.A2" office:value-type="string">
              <text:p text:style-name="MP8"><text:span text:style-name="MT1">Fax. +39 (178) </text:span>2214611</text:p>
            </table:table-cell>
            <table:table-cell table:style-name="Table1.A2" office:value-type="string">
              <text:p text:style-name="MP6">00135 Roma</text:p>
              <text:p text:style-name="MP6">32100 Belluno</text:p>
            </table:table-cell>
          </table:table-row>
        </table:table>
        <text:p text:style-name="Standard"/>
      </style:footer>
    </style:master-page>
    <style:master-page style:name="Conversione_20_1" style:display-name="Conversione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fferta</dc:title>
    <dc:subject>Supporto Sistemistico</dc:subject>
    <meta:creation-date>2010-09-28T17:35:58</meta:creation-date>
    <meta:editing-cycles>27</meta:editing-cycles>
    <meta:editing-duration>PT4H49M32S</meta:editing-duration>
    <meta:generator>LibreOffice/5.1.6.2$Linux_X86_64 LibreOffice_project/10m0$Build-2</meta:generator>
    <meta:initial-creator>Riccardo Zorn</meta:initial-creator>
    <dc:date>2018-05-15T18:09:35.165040083</dc:date>
    <meta:document-statistic meta:table-count="1" meta:image-count="1" meta:object-count="1" meta:page-count="4" meta:paragraph-count="63" meta:word-count="528" meta:character-count="3821" meta:non-whitespace-character-count="3345"/>
    <meta:user-defined meta:name="_AuthorEmail">r.zorn@tmg.it</meta:user-defined>
    <meta:user-defined meta:name="_AuthorEmailDisplayName">Riccardo Zorn</meta:user-defined>
    <meta:user-defined meta:name="_Document_Classification">Inviare al cliente</meta:user-defined>
    <meta:user-defined meta:name="_Document_Customer">Vox Srl</meta:user-defined>
    <meta:user-defined meta:name="_Document_Date" meta:value-type="string">28/9/2010</meta:user-defined>
    <meta:user-defined meta:name="_Document_Status" meta:value-type="string">Riservato</meta:user-defined>
    <meta:user-defined meta:name="_Document_Version" meta:value-type="string">1.0</meta:user-defined>
    <meta:user-defined meta:name="_EmailSubject" meta:value-type="string">Offerta tmg</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17mm"/>
    </style:style>
    <style:style style:name="co2" style:family="table-column">
      <style:table-column-properties fo:break-before="auto" style:column-width="30.22mm"/>
    </style:style>
    <style:style style:name="co3" style:family="table-column">
      <style:table-column-properties fo:break-before="auto" style:column-width="99.1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oglio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number-columns-repeated="4"/>
        </table:table-row>
        <table:table-row table:style-name="ro1">
          <table:table-cell office:value-type="string" calcext:value-type="string">
            <text:p>elements</text:p>
          </table:table-cell>
          <table:table-cell table:number-columns-repeated="2"/>
          <table:table-cell office:value-type="string" calcext:value-type="string">
            <text:p>Custom fields for the configuration</text:p>
          </table:table-cell>
        </table:table-row>
        <table:table-row table:style-name="ro1">
          <table:table-cell office:value-type="string" calcext:value-type="string">
            <text:p>js</text:p>
          </table:table-cell>
          <table:table-cell table:number-columns-repeated="2"/>
          <table:table-cell office:value-type="string" calcext:value-type="string">
            <text:p>Libraries we serve</text:p>
          </table:table-cell>
        </table:table-row>
        <table:table-row table:style-name="ro1">
          <table:table-cell office:value-type="string" calcext:value-type="string">
            <text:p>lib</text:p>
          </table:table-cell>
          <table:table-cell table:number-columns-repeated="3"/>
        </table:table-row>
        <table:table-row table:style-name="ro1">
          <table:table-cell/>
          <table:table-cell office:value-type="string" calcext:value-type="string">
            <text:p>css4min</text:p>
          </table:table-cell>
          <table:table-cell/>
          <table:table-cell office:value-type="string" calcext:value-type="string">
            <text:p>The main compression library</text:p>
          </table:table-cell>
        </table:table-row>
        <table:table-row table:style-name="ro1">
          <table:table-cell table:number-columns-repeated="2"/>
          <table:table-cell office:value-type="string" calcext:value-type="string">
            <text:p>test</text:p>
          </table:table-cell>
          <table:table-cell office:value-type="string" calcext:value-type="string">
            <text:p>tests for the compression library</text:p>
          </table:table-cell>
        </table:table-row>
        <table:table-row table:style-name="ro1">
          <table:table-cell table:number-columns-repeated="2"/>
          <table:table-cell office:value-type="string" calcext:value-type="string">
            <text:p>UriRewriter.php</text:p>
          </table:table-cell>
          <table:table-cell office:value-type="string" calcext:value-type="string">
            <text:p>Rewriites relative urls and extracts imports from css files</text:p>
          </table:table-cell>
        </table:table-row>
        <table:table-row table:style-name="ro1">
          <table:table-cell/>
          <table:table-cell office:value-type="string" calcext:value-type="string">
            <text:p>fixhead.class.php</text:p>
          </table:table-cell>
          <table:table-cell/>
          <table:table-cell office:value-type="string" calcext:value-type="string">
            <text:p>Main Joomla Class</text:p>
          </table:table-cell>
        </table:table-row>
        <table:table-row table:style-name="ro1">
          <table:table-cell/>
          <table:table-cell office:value-type="string" calcext:value-type="string">
            <text:p>index.html</text:p>
          </table:table-cell>
          <table:table-cell table:number-columns-repeated="2"/>
        </table:table-row>
        <table:table-row table:style-name="ro1">
          <table:table-cell/>
          <table:table-cell office:value-type="string" calcext:value-type="string">
            <text:p>packer.php-1.1</text:p>
          </table:table-cell>
          <table:table-cell/>
          <table:table-cell office:value-type="string" calcext:value-type="string">
            <text:p>Several packing libraries</text:p>
          </table:table-cell>
        </table:table-row>
        <table:table-row table:style-name="ro1">
          <table:table-cell office:value-type="string" calcext:value-type="string">
            <text:p>toomanyfiles.php</text:p>
          </table:table-cell>
          <table:table-cell table:number-columns-repeated="2"/>
          <table:table-cell office:value-type="string" calcext:value-type="string">
            <text:p>Hookup to the Joomla Events, instantiate and invoke fixhead.</text:p>
          </table:table-cell>
        </table:table-row>
        <table:table-row table:style-name="ro1">
          <table:table-cell office:value-type="string" calcext:value-type="string">
            <text:p>toomanyfiles.xml</text:p>
          </table:table-cell>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0">00/00/0000</text:date>, <text:time style:data-style-name="N2" text:time-value="18:24:42.758637392">00.00.00</text:time></text:p>
        </style:region-right>
      </style:header>
      <style:header-left style:display="false"/>
      <style:footer>
        <text:p>Pagina <text:page-number>1</text:page-number> / <text:page-count>99</text:page-count></text:p>
      </style:footer>
      <style:footer-left style:display="false"/>
    </style:master-page>
  </office:master-styles>
</office:document-styles>
</file>